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cm" fo:margin-bottom="0.37cm" fo:line-height="150%" fo:text-align="justify" style:justify-single-word="false"/>
    </style:style>
    <style:style style:name="P18" style:family="paragraph" style:parent-style-name="Contents_20_Heading">
      <style:paragraph-properties fo:line-height="150%"/>
      <style:text-properties fo:color="#000000" style:font-name="Arial" fo:font-size="28pt" style:font-size-asian="28pt" style:font-size-complex="28pt"/>
    </style:style>
    <style:style style:name="P19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line-height="150%"/>
    </style:style>
    <style:style style:name="P21" style:family="paragraph" style:parent-style-name="Heading_20_1">
      <style:paragraph-properties fo:line-height="150%"/>
    </style:style>
    <style:style style:name="P22" style:family="paragraph" style:parent-style-name="Contents_20_3">
      <style:paragraph-properties fo:margin-left="0cm" fo:margin-right="0cm" fo:line-height="150%" fo:text-indent="0cm" style:auto-text-indent="false">
        <style:tab-stops>
          <style:tab-stop style:position="16.295cm" style:type="right" style:leader-style="dotted" style:leader-text="."/>
        </style:tab-stops>
      </style:paragraph-properties>
      <style:text-properties fo:color="#000000" style:font-name="Arial"/>
    </style:style>
    <style:style style:name="P23" style:family="paragraph" style:parent-style-name="Heading_20_2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2pt" style:text-underline-style="none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font-name="Arial"/>
    </style:style>
    <style:style style:name="T7" style:family="text">
      <style:text-properties fo:color="#000000" style:font-name="Arial" fo:font-weight="bold" style:font-weight-asian="bold" style:font-weight-complex="bold"/>
    </style:style>
    <style:style style:name="T8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Arial" fo:font-size="12pt" style:font-size-asian="12pt" style:font-size-complex="12pt"/>
    </style:style>
    <style:style style:name="T11" style:family="text">
      <style:text-properties fo:color="#000000" style:font-name="Arial" fo:font-size="12pt" style:text-underline-style="none" style:font-size-asian="12pt" style:font-size-complex="12pt"/>
    </style:style>
    <style:style style:name="T12" style:family="text">
      <style:text-properties fo:color="#000000" style:font-name="Arial" fo:font-size="11pt" style:font-size-asian="11pt" style:font-size-complex="11pt"/>
    </style:style>
    <style:style style:name="T13" style:family="text">
      <style:text-properties fo:color="#000000" style:font-name="Arial" fo:font-size="10pt" style:font-size-asian="10pt" style:font-size-complex="10pt"/>
    </style:style>
    <style:style style:name="T14" style:family="text">
      <style:text-properties fo:color="#000000" style:font-name="Arial" fo:font-size="8pt" style:font-size-asian="8pt" style:font-size-complex="8pt"/>
    </style:style>
    <style:style style:name="T15" style:family="text">
      <style:text-properties fo:font-variant="normal" fo:text-transform="none" fo:color="#000000" style:font-name="arial" fo:font-size="8.35000038146973pt" fo:letter-spacing="normal" fo:font-style="normal" fo:font-weight="normal"/>
    </style:style>
    <style:style style:name="T16" style:family="text">
      <style:text-properties fo:font-variant="normal" fo:text-transform="none" fo:color="#000000" style:font-name="Arial" fo:font-size="8.35000038146973pt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8" style:family="text">
      <style:text-properties fo:color="#000080" style:font-name="Arial" fo:font-size="12pt" style:text-underline-style="none" style:font-size-asian="12pt" style:font-size-complex="12pt"/>
    </style:style>
    <style:style style:name="T19" style:family="text">
      <style:text-properties fo:color="#000080" style:font-name="Arial" fo:font-size="12pt" style:font-size-asian="12pt" style:font-size-complex="12pt"/>
    </style:style>
    <style:style style:name="T20" style:family="text">
      <style:text-properties fo:color="#000080"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000080" style:font-name="Arial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8"/></text:span></text:p>
      <text:p text:style-name="P15"><text:span text:style-name="Fonte_20_parág._20_padrão"><text:span text:style-name="T8">SGB_GINT_</text:span></text:span><text:bookmark text:name="id.gjdgxs"/><text:span text:style-name="Fonte_20_parág._20_padrão"><text:span text:style-name="T8">PlanoDeProjeto</text:span></text:span></text:p>
      <text:p text:style-name="P15"><text:span text:style-name="Fonte_20_parág._20_padrão"><text:span text:style-name="T8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9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9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9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9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10">Klevlon Moraes</text:span></text:span></text:p>
          </table:table-cell>
          <table:table-cell table:style-name="Tabela2.A2" office:value-type="string">
            <text:p text:style-name="P7"><text:span text:style-name="Fonte_20_parág._20_padrão"><text:span text:style-name="T10">Criação do Documento</text:span></text:span></text:p>
          </table:table-cell>
          <table:table-cell table:style-name="Tabela2.C2" office:value-type="date" office:date-value="2012-10-01">
            <text:p text:style-name="P8"><text:span text:style-name="Fonte_20_parág._20_padrão"><text:span text:style-name="T10">01/10/12</text:span></text:span></text:p>
          </table:table-cell>
          <table:table-cell table:style-name="Tabela2.A2" office:value-type="string">
            <text:p text:style-name="P8"><text:span text:style-name="Fonte_20_parág._20_padrão"><text:span text:style-name="T10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18"><text:soft-page-break/>Sumário</text:p>
          </text:index-title>
          <text:p text:style-name="P16"><text:a xlink:type="simple" xlink:href="#__RefHeading__3196_103755458"><text:span text:style-name="T6">1 Objetivo <text:tab/>4</text:span></text:a></text:p>
          <text:p text:style-name="P16"><text:a xlink:type="simple" xlink:href="#__RefHeading__3198_103755458"><text:span text:style-name="T6">2 Gerências e Documentos<text:tab/>4</text:span></text:a></text:p>
          <text:p text:style-name="P19"><text:a xlink:type="simple" xlink:href="#__RefHeading__3200_103755458"><text:span text:style-name="T6">2.1 Gestão de Tempo e Riscos<text:tab/>4</text:span></text:a></text:p>
          <text:p text:style-name="P19"><text:a xlink:type="simple" xlink:href="#__RefHeading__3200_103755458"><text:span text:style-name="T6">2.2 Gestão de Escopo e Qualidade do Produto<text:tab/>4</text:span></text:a></text:p>
          <text:p text:style-name="P19"><text:a xlink:type="simple" xlink:href="#__RefHeading__3200_103755458"><text:span text:style-name="T6">2.3 Gestão Comunicação e RH<text:tab/>4</text:span></text:a></text:p>
          <text:p text:style-name="P19"><text:a xlink:type="simple" xlink:href="#__RefHeading__3200_103755458"><text:span text:style-name="T6">2.4 Gestão de Custo e Aquisição<text:tab/>5</text:span></text:a></text:p>
          <text:p text:style-name="P19"><text:a xlink:type="simple" xlink:href="#__RefHeading__3200_103755458"><text:span text:style-name="T6">2.5 Gestão de Integração<text:tab/>5</text:span></text:a></text:p>
          <text:p text:style-name="P22"/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h text:style-name="P21" text:outline-level="1"><text:bookmark-start text:name="__RefHeading__3196_103755458"/><text:bookmark-start text:name="_Toc338917870"/><text:bookmark-start text:name="h.30j0zll"/><text:span text:style-name="Fonte_20_parág._20_padrão"><text:span text:style-name="T7">1 </text:span></text:span><text:bookmark-end text:name="_Toc338917870"/><text:bookmark-end text:name="h.30j0zll"/><text:span text:style-name="Fonte_20_parág._20_padrão"><text:span text:style-name="T7">Objetivo </text:span></text:span><text:bookmark-end text:name="__RefHeading__3196_103755458"/></text:h>
      <text:p text:style-name="P17"><text:span text:style-name="Fonte_20_parág._20_padrão"><text:span text:style-name="T10"><text:tab/>Este documento tem como objetivo a explanação do plano de projeto, fazendo referência a cada um dos papéis de gestão e seus respectivos documentos.</text:span></text:span></text:p>
      <text:h text:style-name="P21" text:outline-level="1"><text:bookmark-start text:name="__RefHeading__3198_103755458"/><text:bookmark-start text:name="_Toc338917871"/><text:bookmark-start text:name="h.1fob9te"/><text:span text:style-name="Fonte_20_parág._20_padrão"><text:span text:style-name="T7">2 </text:span></text:span><text:bookmark-end text:name="_Toc338917871"/><text:bookmark-end text:name="h.1fob9te"/><text:span text:style-name="Fonte_20_parág._20_padrão"><text:span text:style-name="T7">Gerências e Documentos</text:span></text:span><text:bookmark-end text:name="__RefHeading__3198_103755458"/></text:h>
      <text:h text:style-name="P23" text:outline-level="2"><text:bookmark-start text:name="__RefHeading__3200_103755458"/><text:bookmark-start text:name="_Toc338917872"/><text:bookmark-start text:name="h.3znysh7"/><text:span text:style-name="Fonte_20_parág._20_padrão"><text:span text:style-name="T7">2.1 </text:span></text:span><text:bookmark-end text:name="_Toc338917872"/><text:bookmark-end text:name="h.3znysh7"/><text:span text:style-name="Fonte_20_parág._20_padrão"><text:span text:style-name="T7">Gestão de Tempo e Riscos</text:span></text:span><text:bookmark-end text:name="__RefHeading__3200_103755458"/></text:h>
      <text:p text:style-name="P15"><text:span text:style-name="Fonte_20_parág._20_padrão"><text:span text:style-name="T10"><text:tab/>O gestor de riscos deverá seguir o plano que está no seguinte link do reposítório:</text:span></text:span></text:p>
      <text:p text:style-name="P15"><text:a xlink:type="simple" xlink:href="https://sgb-02-2012.googlecode.com/svn/trunk/Gerencia_de_Projetos/Tempo/SGB_PLGT_PlanodeGerênciaDeTempo.odt"><text:span text:style-name="Fonte_20_parág._20_padrão"><text:span text:style-name="T18">https://sgb-02-2012.googlecode.com/svn/trunk/Gerencia_de_Projetos/Tempo/SGB_PLGT_PlanodeGerênciaDeTempo.odt</text:span></text:span></text:a></text:p>
      <text:p text:style-name="P15"><text:a xlink:type="simple" xlink:href="https://sgb-02-2012.googlecode.com/svn/trunk/Gerencia_de_Projetos/Risco/SGB_PLGRI_PlanoDeGerênciaDeRiscos.odt"><text:span text:style-name="Fonte_20_parág._20_padrão"><text:span text:style-name="T18">https://sgb-02-2012.googlecode.com/svn/trunk/Gerencia_de_Projetos/Risco/SGB_PLGRI_PlanoDeGerênciaDeRiscos.odt</text:span></text:span></text:a></text:p>
      <text:h text:style-name="P23" text:outline-level="2"><text:bookmark-start text:name="_Toc3389178721"/><text:bookmark-start text:name="h.3znysh71"/><text:span text:style-name="Fonte_20_parág._20_padrão"><text:span text:style-name="T7">2.2 </text:span></text:span><text:bookmark-end text:name="_Toc3389178721"/><text:bookmark-end text:name="h.3znysh71"/><text:span text:style-name="Fonte_20_parág._20_padrão"><text:span text:style-name="T7">Gestão de Escopo e Qualidade do Produto</text:span></text:span></text:h>
      <text:p text:style-name="P15"><text:span text:style-name="Fonte_20_parág._20_padrão"><text:span text:style-name="T10"><text:tab/>O gestor de riscos deverá seguir o plano que está no seguinte link do reposítório:</text:span></text:span></text:p>
      <text:p text:style-name="P15"><text:span text:style-name="Fonte_20_parág._20_padrão"><text:span text:style-name="T19">https://sgb-02-2012.googlecode.com/svn/trunk/Gerencia_de_Projetos/Escopo/ SGB_PLGE_PlanoDeGerenciaDeEscopo.odt</text:span></text:span></text:p>
      <text:p text:style-name="P15"><text:span text:style-name="Fonte_20_parág._20_padrão"><text:span text:style-name="T19">https://sgb-02-2012.googlecode.com/svn/trunk/Garantia_da_Qualidade/ Qualidade_do_Processo/SGB_PLGQA_PlanoDeGarantiaDaQualidadeDoProcesso.odt</text:span></text:span></text:p>
      <text:h text:style-name="P23" text:outline-level="2"><text:bookmark-start text:name="_Toc3389178722"/><text:bookmark-start text:name="h.3znysh72"/><text:span text:style-name="Fonte_20_parág._20_padrão"><text:span text:style-name="T7">2.3 </text:span></text:span><text:bookmark-end text:name="_Toc3389178722"/><text:bookmark-end text:name="h.3znysh72"/><text:span text:style-name="Fonte_20_parág._20_padrão"><text:span text:style-name="T7">Gestão de Comunicação e RH</text:span></text:span></text:h>
      <text:p text:style-name="P15"><text:span text:style-name="Fonte_20_parág._20_padrão"><text:span text:style-name="T10"><text:tab/>O gestor de riscos deverá seguir o plano que está no seguinte link do reposítório:</text:span></text:span></text:p>
      <text:p text:style-name="P15"><text:soft-page-break/><text:span text:style-name="Fonte_20_parág._20_padrão"><text:span text:style-name="T19">https://sgb-02-2012.googlecode.com/svn/trunk/Gerencia_de_Projetos/ Recursos_Humanos/SGB_PLRH_PlanoRecursosHumanos.odt</text:span></text:span></text:p>
      <text:h text:style-name="P23" text:outline-level="2"><text:bookmark-start text:name="_Toc3389178723"/><text:bookmark-start text:name="h.3znysh73"/><text:span text:style-name="Fonte_20_parág._20_padrão"><text:span text:style-name="T7">2.4 </text:span></text:span><text:bookmark-end text:name="_Toc3389178723"/><text:bookmark-end text:name="h.3znysh73"/><text:span text:style-name="Fonte_20_parág._20_padrão"><text:span text:style-name="T7">Gestão de Custo e Aquisição</text:span></text:span></text:h>
      <text:p text:style-name="P15"><text:span text:style-name="Fonte_20_parág._20_padrão"><text:span text:style-name="T10"><text:tab/>O gestor de riscos deverá verificar se os custos estão de acordo o que foi definido pela planilha de custos que está em:</text:span></text:span></text:p>
      <text:p text:style-name="P15"><text:span text:style-name="Fonte_20_parág._20_padrão"><text:span text:style-name="T19">https://sgb-02-2012.googlecode.com/svn/trunk/Gerencia_de_Projetos/Custo/</text:span></text:span></text:p>
      <text:h text:style-name="P23" text:outline-level="2"><text:bookmark-start text:name="_Toc3389178724"/><text:bookmark-start text:name="h.3znysh74"/><text:span text:style-name="Fonte_20_parág._20_padrão"><text:span text:style-name="T7">2.5 </text:span></text:span><text:bookmark-end text:name="_Toc3389178724"/><text:bookmark-end text:name="h.3znysh74"/><text:span text:style-name="Fonte_20_parág._20_padrão"><text:span text:style-name="T7">Gestão de Integração</text:span></text:span></text:h>
      <text:p text:style-name="P15"><text:span text:style-name="Fonte_20_parág._20_padrão"><text:span text:style-name="T10"><text:tab/>O gestor de riscos deverá seguir o plano que está no seguinte link do reposítório:</text:span></text:span></text:p>
      <text:p text:style-name="P15"><text:span text:style-name="Fonte_20_parág._20_padrão"><text:span text:style-name="T21">https://sgb-02-2012.googlecode.com/svn/trunk/Gerencia_de_Projetos/ Integracao/SGB_GINT_PlanoDeGerênciaDeIntegração.odt</text:span></text:span></text:p>
      <text:h text:style-name="P23" text:outline-level="2"><text:span text:style-name="Fonte_20_parág._20_padrão"><text:span text:style-name="T9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GINT_PlanoDeProjet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creation-date>2012-10-25T10:41:00Z</meta:creation-date>
    <dc:date>2012-11-07T00:02:52</dc:date>
    <meta:editing-cycles>6</meta:editing-cycles>
    <meta:editing-duration>PT35M59S</meta:editing-duration>
    <meta:document-statistic meta:table-count="2" meta:image-count="3" meta:object-count="0" meta:page-count="5" meta:paragraph-count="46" meta:word-count="254" meta:character-count="2198"/>
    <meta:template xlink:type="simple" xlink:actuate="onRequest" xlink:title="" xlink:href="../SGB_TEMPL_TemplateDocumentos.odt/Normal.dotm"/>
  </office:meta>
</office:document-meta>
</file>